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style:font-name="Liberation Mono" fo:font-size="11pt" officeooo:rsid="000fd01b" officeooo:paragraph-rsid="000fd01b" style:font-size-asian="11pt" style:font-size-complex="11pt"/>
    </style:style>
    <style:style style:name="P2" style:family="paragraph" style:parent-style-name="Standard">
      <style:paragraph-properties fo:margin-left="1.251cm" fo:margin-right="0cm" fo:text-indent="0cm" style:auto-text-indent="false"/>
      <style:text-properties style:font-name="Liberation Mono" fo:font-size="11pt" officeooo:rsid="000fd01b" officeooo:paragraph-rsid="000fd01b" style:font-size-asian="11pt" style:font-size-complex="11pt"/>
    </style:style>
    <style:style style:name="P3" style:family="paragraph" style:parent-style-name="Standard">
      <style:text-properties style:font-name="Liberation Mono" fo:font-size="11pt" officeooo:rsid="000fd01b" officeooo:paragraph-rsid="0017c4db" style:font-size-asian="11pt" style:font-size-complex="11pt"/>
    </style:style>
    <style:style style:name="P4" style:family="paragraph" style:parent-style-name="Standard">
      <style:text-properties style:font-name="Liberation Mono" fo:font-size="11pt" officeooo:rsid="0011c825" officeooo:paragraph-rsid="0011c825" style:font-size-asian="11pt" style:font-size-complex="11pt"/>
    </style:style>
    <style:style style:name="P5" style:family="paragraph" style:parent-style-name="Standard">
      <style:paragraph-properties fo:margin-left="1.251cm" fo:margin-right="0cm" fo:text-indent="0cm" style:auto-text-indent="false"/>
      <style:text-properties style:font-name="Liberation Mono" fo:font-size="11pt" officeooo:rsid="0011c825" officeooo:paragraph-rsid="0011c825" style:font-size-asian="11pt" style:font-size-complex="11pt"/>
    </style:style>
    <style:style style:name="P6" style:family="paragraph" style:parent-style-name="Standard">
      <style:text-properties style:font-name="Liberation Mono" fo:font-size="11pt" officeooo:rsid="0013af3b" officeooo:paragraph-rsid="0013af3b" style:font-size-asian="11pt" style:font-size-complex="11pt"/>
    </style:style>
    <style:style style:name="P7" style:family="paragraph" style:parent-style-name="Standard">
      <style:paragraph-properties fo:margin-left="1.251cm" fo:margin-right="0cm" fo:text-indent="0cm" style:auto-text-indent="false"/>
      <style:text-properties style:font-name="Liberation Mono" fo:font-size="11pt" officeooo:rsid="0013af3b" officeooo:paragraph-rsid="0013af3b" style:font-size-asian="11pt" style:font-size-complex="11pt"/>
    </style:style>
    <style:style style:name="P8" style:family="paragraph" style:parent-style-name="Standard">
      <style:text-properties style:font-name="Liberation Mono" fo:font-size="11pt" officeooo:rsid="0014ba98" officeooo:paragraph-rsid="0014ba98" style:font-size-asian="11pt" style:font-size-complex="11pt"/>
    </style:style>
    <style:style style:name="P9" style:family="paragraph" style:parent-style-name="Standard">
      <style:paragraph-properties fo:margin-left="1.251cm" fo:margin-right="0cm" fo:text-indent="0cm" style:auto-text-indent="false"/>
      <style:text-properties style:font-name="Liberation Mono" fo:font-size="11pt" officeooo:rsid="0014ba98" officeooo:paragraph-rsid="0014ba98" style:font-size-asian="11pt" style:font-size-complex="11pt"/>
    </style:style>
    <style:style style:name="P10" style:family="paragraph" style:parent-style-name="Standard">
      <style:paragraph-properties fo:margin-left="0cm" fo:margin-right="0cm" fo:text-indent="0cm" style:auto-text-indent="false"/>
      <style:text-properties style:font-name="Liberation Mono" fo:font-size="11pt" officeooo:rsid="0014ba98" officeooo:paragraph-rsid="0014ba98" style:font-size-asian="11pt" style:font-size-complex="11pt"/>
    </style:style>
    <style:style style:name="P11" style:family="paragraph" style:parent-style-name="Standard">
      <style:text-properties style:font-name="Liberation Mono" fo:font-size="11pt" officeooo:rsid="0016b91e" officeooo:paragraph-rsid="0016b91e" style:font-size-asian="11pt" style:font-size-complex="11pt"/>
    </style:style>
    <style:style style:name="P12" style:family="paragraph" style:parent-style-name="Standard">
      <style:text-properties style:font-name="Liberation Mono" fo:font-size="11pt" officeooo:rsid="000fd01b" officeooo:paragraph-rsid="000fd01b" style:font-size-asian="11pt" style:font-size-complex="11pt"/>
    </style:style>
    <style:style style:name="P13" style:family="paragraph" style:parent-style-name="Standard">
      <style:text-properties style:font-name="Liberation Mono" fo:font-size="11pt" officeooo:rsid="0011c825" officeooo:paragraph-rsid="0011c825" style:font-size-asian="11pt" style:font-size-complex="11pt"/>
    </style:style>
    <style:style style:name="P14" style:family="paragraph" style:parent-style-name="Standard">
      <style:paragraph-properties fo:margin-left="1.251cm" fo:margin-right="0cm" fo:text-indent="0cm" style:auto-text-indent="false"/>
      <style:text-properties style:font-name="Liberation Mono" fo:font-size="11pt" officeooo:rsid="0011c825" officeooo:paragraph-rsid="0011c825" style:font-size-asian="11pt" style:font-size-complex="11pt"/>
    </style:style>
    <style:style style:name="P15" style:family="paragraph" style:parent-style-name="Standard">
      <style:text-properties style:font-name="Liberation Mono" fo:font-size="11pt" officeooo:rsid="0013af3b" officeooo:paragraph-rsid="0013af3b" style:font-size-asian="11pt" style:font-size-complex="11pt"/>
    </style:style>
    <style:style style:name="P16" style:family="paragraph" style:parent-style-name="Standard">
      <style:text-properties style:font-name="Liberation Mono" fo:font-size="11pt" officeooo:rsid="0014ba98" officeooo:paragraph-rsid="0014ba98" style:font-size-asian="11pt" style:font-size-complex="11pt"/>
    </style:style>
    <style:style style:name="P17" style:family="paragraph" style:parent-style-name="Standard">
      <style:paragraph-properties fo:margin-left="1.251cm" fo:margin-right="0cm" fo:text-indent="0cm" style:auto-text-indent="false"/>
      <style:text-properties style:font-name="Liberation Mono" fo:font-size="11pt" officeooo:rsid="0014ba98" officeooo:paragraph-rsid="0014ba98" style:font-size-asian="11pt" style:font-size-complex="11pt"/>
    </style:style>
    <style:style style:name="P18" style:family="paragraph" style:parent-style-name="Standard">
      <style:paragraph-properties fo:margin-left="0cm" fo:margin-right="0cm" fo:text-indent="0cm" style:auto-text-indent="false"/>
      <style:text-properties style:font-name="Liberation Mono" fo:font-size="11pt" officeooo:rsid="0014ba98" officeooo:paragraph-rsid="0014ba98" style:font-size-asian="11pt" style:font-size-complex="11pt"/>
    </style:style>
    <style:style style:name="P19" style:family="paragraph" style:parent-style-name="Standard">
      <style:paragraph-properties fo:margin-left="1.251cm" fo:margin-right="0cm" fo:text-indent="0cm" style:auto-text-indent="false"/>
      <style:text-properties style:font-name="Liberation Mono" fo:font-size="11pt" fo:font-style="normal" officeooo:rsid="000fd01b" officeooo:paragraph-rsid="000fd01b" style:font-size-asian="11pt" style:font-style-asian="normal" style:font-size-complex="11pt" style:font-style-complex="normal"/>
    </style:style>
    <style:style style:name="P20" style:family="paragraph" style:parent-style-name="Standard">
      <style:text-properties style:font-name="Liberation Mono" fo:font-size="11pt" fo:font-style="normal" officeooo:rsid="000fd01b" officeooo:paragraph-rsid="000fd01b" style:font-size-asian="11pt" style:font-style-asian="normal" style:font-size-complex="11pt" style:font-style-complex="normal"/>
    </style:style>
    <style:style style:name="P21" style:family="paragraph" style:parent-style-name="Standard">
      <style:paragraph-properties fo:margin-left="1.251cm" fo:margin-right="0cm" fo:text-indent="0cm" style:auto-text-indent="false"/>
      <style:text-properties style:font-name="Liberation Mono" fo:font-size="11pt" fo:font-style="normal" officeooo:rsid="0011c825" officeooo:paragraph-rsid="0011c825" style:font-size-asian="11pt" style:font-style-asian="normal" style:font-size-complex="11pt" style:font-style-complex="normal"/>
    </style:style>
    <style:style style:name="P22" style:family="paragraph" style:parent-style-name="Standard">
      <style:paragraph-properties fo:margin-left="1.251cm" fo:margin-right="0cm" fo:text-indent="0cm" style:auto-text-indent="false"/>
      <style:text-properties style:font-name="Liberation Mono" fo:font-size="11pt" fo:font-style="normal" officeooo:rsid="0013af3b" officeooo:paragraph-rsid="0013af3b" style:font-size-asian="11pt" style:font-style-asian="normal" style:font-size-complex="11pt" style:font-style-complex="normal"/>
    </style:style>
    <style:style style:name="P23" style:family="paragraph" style:parent-style-name="Standard">
      <style:text-properties style:font-name="Liberation Mono" fo:font-size="11pt" fo:font-style="normal" officeooo:rsid="0014ba98" officeooo:paragraph-rsid="0014ba98" style:font-size-asian="11pt" style:font-style-asian="normal" style:font-size-complex="11pt" style:font-style-complex="normal"/>
    </style:style>
    <style:style style:name="P24" style:family="paragraph" style:parent-style-name="Standard">
      <style:paragraph-properties fo:margin-left="1.251cm" fo:margin-right="0cm" fo:text-indent="0cm" style:auto-text-indent="false"/>
      <style:text-properties style:font-name="Liberation Mono" fo:font-size="11pt" fo:font-style="normal" officeooo:rsid="0014ba98" officeooo:paragraph-rsid="0014ba98" style:font-size-asian="11pt" style:font-style-asian="normal" style:font-size-complex="11pt" style:font-style-complex="normal"/>
    </style:style>
    <style:style style:name="P25" style:family="paragraph" style:parent-style-name="Standard">
      <style:paragraph-properties fo:margin-left="0cm" fo:margin-right="0cm" fo:text-indent="0cm" style:auto-text-indent="false"/>
      <style:text-properties style:font-name="Liberation Mono" fo:font-size="11pt" fo:font-style="normal" officeooo:rsid="0014ba98" officeooo:paragraph-rsid="0014ba98" style:font-size-asian="11pt" style:font-style-asian="normal" style:font-size-complex="11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1c825" style:font-style-asian="normal" style:font-style-complex="normal"/>
    </style:style>
    <style:style style:name="T4" style:family="text">
      <style:text-properties fo:font-style="normal" officeooo:rsid="0013af3b" style:font-style-asian="normal" style:font-style-complex="normal"/>
    </style:style>
    <style:style style:name="T5" style:family="text">
      <style:text-properties fo:font-style="normal" officeooo:rsid="0014ba98" style:font-style-asian="normal" style:font-style-complex="normal"/>
    </style:style>
    <style:style style:name="T6" style:family="text">
      <style:text-properties fo:font-style="normal" officeooo:rsid="0016b91e" style:font-style-asian="normal" style:font-style-complex="normal"/>
    </style:style>
    <style:style style:name="T7" style:family="text">
      <style:text-properties officeooo:rsid="0014ba98"/>
    </style:style>
    <style:style style:name="T8" style:family="text">
      <style:text-properties officeooo:rsid="0016b91e"/>
    </style:style>
    <style:style style:name="T9" style:family="text">
      <style:text-properties officeooo:rsid="0017c4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9"><text:tab/></text:span>Welcome to Esolang Showcase, a new series where I look at esoteric programming languages. If you are not <text:span text:style-name="T8">already </text:span>aware, an esoteric programming language is, as esolangs.org describes it,</text:p>
      <text:p text:style-name="P11"><text:s/></text:p>
      <text:p text:style-name="P2">a computer programming language designed to experiment with weird ideas, to be hard to program in, or as a joke, rather than for practical use.</text:p>
      <text:p text:style-name="P2"/>
      <text:p text:style-name="P1"><text:tab/>Today we'll be looking at Whitespace, the programming language that seeks to solve a great injustice placed onto the whitespace characters, namely that they are often ignored just because they are invisible. Whitespace is a stack-based imperative esolang created by Edwin Brady<text:span text:style-name="T7">, </text:span>Chris Morris<text:span text:style-name="T7">, and Andrew Stribblehill</text:span> in 2003. <text:span text:style-name="T2">The most notable thing about Whitespace is that the only meaningful characters are Space (ASCII 32), Tab (ASCII 9) and Newline (ASCII 10), all other characters are ignored. All of these characters display as... nothing in most fonts; this makes Whitespace kind of hard to display; for example, here's a part of Whitespace's official website that shows off part of a program written with it: [image]. Yeah... we're gonna need another way to </text:span><text:span text:style-name="T6">look at</text:span><text:span text:style-name="T2"> </text:span><text:span text:style-name="T6">this</text:span><text:span text:style-name="T2">. For this video, I'm going with the following the following convention: Spaces as S, Tabs as T, and Newlines as N. So the excerpt from the previous screenshot would actually look like this:</text:span></text:p>
      <text:p text:style-name="P1"/>
      <text:p text:style-name="P19">SSTTSTN</text:p>
      <text:p text:style-name="P19">TN</text:p>
      <text:p text:style-name="P19">SSTN</text:p>
      <text:p text:style-name="P19">SSN</text:p>
      <text:p text:style-name="P19">TN</text:p>
      <text:p text:style-name="P1"/>
      <text:p text:style-name="P1"><text:span text:style-name="T2">which... is still not easy to </text:span><text:span text:style-name="T6">decipher</text:span><text:span text:style-name="T2"> but at least we can actually see it now. So let's talk about how to actually read this... thing.</text:span><text:span text:style-name="T4"> However keep in mind that these are just representations of characters that actually appear completely invisible.</text:span></text:p>
      <text:p text:style-name="P1"><text:span text:style-name="T2"><text:tab/>As previously mentioned, Whitespace is a stack-based imperative language. If you're in a rush and already know what those words mean, you can skip to this timestamp. </text:span><text:span text:style-name="T6">For everyone else</text:span><text:span text:style-name="T2">, the first thing we need to understand is the stack. The stack is a data structure (that is, a way to store data on a computer) that is based on the principle of Last-In-First-Out. It operates like a </text:span><text:span text:style-name="T6">physical </text:span><text:span text:style-name="T2">stack of objects. You can add objects to the top of the stack (called pushing), and you can only take objects from the top (called popping). So for example, I can create a stack, push the numbers 1, 2, and 3, and then pop 3. But I couldn't pop 1, since it's not at the top, I'd have to pop 2 first and then pop 1. In other words, I can only operate on the top of the stack, at least directly. This is closely related to something called </text:span><text:span text:style-name="T1">postfix expressions</text:span><text:span text:style-name="T2">, which are effectively a compact way to write stack operations.</text:span></text:p>
      <text:p text:style-name="P20"><text:tab/>This is what a postfix expression looks like:</text:p>
      <text:p text:style-name="P20">5 2 3 + * 7 -</text:p>
      <text:p text:style-name="P1"><text:span text:style-name="T2"><text:tab/>To most people, this looks like nonsense, however today you're going to stop being most people. Whenever we come across a number in a postfix expression, we push it to the stack. So we see 5, so we push 5, then 2, so we push 2, then 3, and we push 3. Then we see "+". This tells us to pop the top two numbers, (so right now that's 2 and 3), add them, and push the result to the stack (in this case that's 5). Then we see the operator </text:span><text:soft-page-break/><text:span text:style-name="T6">*[asterisk]</text:span><text:span text:style-name="T2">, which tells us to again pop the top two items, but this time multiply, and push it back. So that's 5*5, which is 25, so we push 25. Then, we see 7, so we push it to the stack, and we use subtraction. Now, subtraction, unlike the previously mentioned operators, is </text:span><text:span text:style-name="T1">not</text:span><text:span text:style-name="T2"> commutative (i.e the order matters; 25-7 is not the same as 7-25). So we need to decide on the order. Typically, the thing on the top on the stack is considered on the right of the operator, and the thing </text:span><text:span text:style-name="T6">below it</text:span><text:span text:style-name="T2"> is considered to be on the left. Doing this, we get 25-7, which gives us 13, which is all that's left on the stack. And that's just our result from evaluating this postfix expression.</text:span><text:span text:style-name="T6"> In the infix expressions that we are normally used to, you'd express this as 5*(2+3)-7.</text:span></text:p>
      <text:p text:style-name="P1"><text:span text:style-name="T2"><text:tab/>This </text:span><text:span text:style-name="T6">postfix evaluation process is</text:span><text:span text:style-name="T2">, in essence, how stack-based programming languages work. You push stuff to the stack, do some stuff to it, and take it off the stack to put somewhere else. However, stack-based languages typically have a few more things you can do with the stack. F</text:span><text:span text:style-name="T6">or instance,</text:span><text:span text:style-name="T2"> you can duplicate the item on top of the stack, which looks like this. You can also drop the top item, which is the same as popping except we don't do anything with the value, we just get rid of it. There's also swap, which swaps the top two items on the stack. Whitespace also has a copy command, which copies the nth item of the stack to the top of the stack, where n can be any natural number.</text:span></text:p>
      <text:p text:style-name="P1"><text:span text:style-name="T2"><text:tab/>Whitespace is also imperative; this just means that instructions are done in the order they are written. Most stack-based languages operate this way, and Whitespace is no exception. Now, on</text:span><text:span text:style-name="T6">to the specifics of how the language works.</text:span></text:p>
      <text:p text:style-name="P1"/>
      <text:p text:style-name="P1"><text:span text:style-name="T2"><text:tab/>Alright, welcome back to those who skipped the previous section. Every whitespace instruction begins with a prefix telling you what kind of instruction it is. The official documentation calls this an</text:span><text:span text:style-name="T1"> Instruction Modification Parameter</text:span><text:span text:style-name="T2">, or IMP, which is way too fancy of a name for what it actually is. These are basically just categories that exist for organizational purposes. Whitespace has 5 of these IMPs: Space (for Stack Manipulation), Tab Space (for Arithmetic), Tab Tab (for Heap Access), Newline (for Flow Control), and finally Tab Newline (for Input/Output). Each of these IMPs has its own instructions, that go after the IMP. After the instruction, there's also an optional parameter, which some instructions have and some don't. This parameter can either be a number or a label. A label is just any sequence of spaces and tabs, terminated by a newline. Numbers, however, are a little </text:span><text:span text:style-name="T6">more </text:span><text:span text:style-name="T2">complex. They start with a sign, space for positive and tab for negative, and then the number's digits are listed in binary, where space is zero and tab is one. Finally, a newline is placed at the end of the number. So, to write the number "42" in whitespace, we first write the sign (which is positive, so that's a space) then we convert the number to binary: so 42 is 101010. Then, we take that number and convert it into spaces and tabs, which gives us TSTSTS. We append that to our sign, then add the final newline, and boom! We just wrote a number in Whitespace.</text:span><text:span text:style-name="T6"> If you thought that was complicated, wait until we get to the actual programming!</text:span></text:p>
      <text:p text:style-name="P1"><text:span text:style-name="T2"><text:tab/>Now that we know how to write parameters, let's actually look at some instructions. Under the IMP Stack Manipulation, there are 6 instructions, which are listed in this table (Here I've placed the IMP in red and the instructions in blue). SS takes a number, and pushes it onto the stack. So the instruction SSTSTSTSN pushes the number 42 onto the stack. SNS duplicates the top item on the stack. STS takes a number n and copies the </text:span><text:soft-page-break/><text:span text:style-name="T2">nth item on the stack to the top. So STSSTSN copies the 2nd item on the stack to the top. SNT swaps the top two items on the stack. SNN drops the top item on the stack, and finally STN drops n items </text:span><text:span text:style-name="T1">below</text:span><text:span text:style-name="T2"> the top item of the stack (an operation which the official documentation refers to as "sliding"). So for example, STNSTSN slides 2 items off the stack, so if the stack looks like [1 2 3 4] before the slide, it will look like [1 4] after the slide.</text:span></text:p>
      <text:p text:style-name="P1"><text:span text:style-name="T2"><text:tab/>The next IMP is TS, for arithmetic. All of these pop two numbers and do an operation, where the first number popped is on the right of the operator, and the second is on the left. The operations are: TSSS for addition, TSST for subtraction, TSSN for multiplication, TSTS for integer division, and TSTT for modulo. Note that the only type of division available is </text:span><text:span text:style-name="T1">integer division</text:span><text:span text:style-name="T2">; this is because Whitespace only allows integral numbers.</text:span></text:p>
      <text:p text:style-name="P20"><text:tab/>The next IMP is TT, for heap access. Whitespace's heap is just an infinitely long tape of numbers, indexed by another number (called an address). If the heap looks like this [0 5 2 1 10], for example, I can retrieve the item at address 1 and get 5. Or if I indexed the address 3, I would get 1. Whitespace has two instructions under this IMP: TTS which stores a value, and TTT which retrieves a value. TTS, or store, first takes a value from the stack, then an address, and then stores the value at that address. So if we pushed 5, then 2, then ran store, it would store the value 2 at the address 5. TTT, or retrieve, pops an address from the stack and pushes the value at that address on the heap to the stack. So if we pushed 3 and then ran retrieve, the value at the address 3 in the heap would be pushed to the top of the stack.</text:p>
      <text:p text:style-name="P1"><text:span text:style-name="T2"><text:tab/>The penultimate IMP is N, for flow control. These instructions move around the program in various ways. NSS marks a place in the program; it takes a label as an argument. So NSSTN marks the current place with the label "TN". NSN jumps to a label; so if we run NSNTN, it will jump to the place previously marked with the label "TN".</text:span><text:span text:style-name="T3"> NTS also takes a label as a parameter, but it also pops a value. If that value is zero, it jumps to the label, if not, then it doesn't jump. NTT is similar, except it only jumps if the value is less than zero. NNN stops executing and ends the program; this is required at the end of every program</text:span><text:span text:style-name="T6"> that terminates</text:span><text:span text:style-name="T3">. NST calls a label, this is similar to a jump, except that when a return (NTN) instruction is executed, the program returns back to where the label was first called.</text:span></text:p>
      <text:p text:style-name="P4"><text:span text:style-name="T2"><text:tab/>The final IMP is TN, for Input/Output. The first two </text:span><text:span text:style-name="T6">under this IMP </text:span><text:span text:style-name="T2">are output instructions, and they both pop something from the top of the stack. TNSS outputs the number at the top of the stack as a unicode codepoint, and TNST outputs the top of the stack as a number. The next two are input instructions, and they take some input from the user before continuing the program</text:span><text:span text:style-name="T4">; this input is stored on the heap, with a heap address popped from the top of the stack.</text:span><text:span text:style-name="T2"> TNTS reads a character from the standard input and </text:span><text:span text:style-name="T4">stores it to the heap</text:span><text:span text:style-name="T2"> as a unicode codepoint, and TNTT reads a number and </text:span><text:span text:style-name="T4">stores it to the heap.</text:span></text:p>
      <text:p text:style-name="P4"><text:span text:style-name="T2"><text:tab/>And that's it</text:span><text:span text:style-name="T5">!</text:span><text:span text:style-name="T2"> </text:span><text:span text:style-name="T5">F</text:span><text:span text:style-name="T2">or instructions</text:span><text:span text:style-name="T5">, at least</text:span><text:span text:style-name="T2">. Let's actually write something in this language, then. Generally, the first thing someone does in a new programming language is write a "Hello World!" program, which simply outputs, well, "Hello World!". In whitespace, we just need to use a combination of push and output char</text:span><text:span text:style-name="T5">acter</text:span><text:span text:style-name="T2"> instructions to achieve this task. Here's what that ends up looking like:</text:span></text:p>
      <text:p text:style-name="P4"/>
      <text:p text:style-name="P5"><text:soft-page-break/><text:span text:style-name="T2">SSSSTSSTSSSN</text:span></text:p>
      <text:p text:style-name="P21">TNSS</text:p>
      <text:p text:style-name="P21">SSSSTTSSTSTN</text:p>
      <text:p text:style-name="P21">TNSS</text:p>
      <text:p text:style-name="P21">SSSSTTSTTSSN</text:p>
      <text:p text:style-name="P21">SNS</text:p>
      <text:p text:style-name="P21">SNS</text:p>
      <text:p text:style-name="P21">TNSS</text:p>
      <text:p text:style-name="P21">TNSS</text:p>
      <text:p text:style-name="P21">SSSSTTSTTTTN</text:p>
      <text:p text:style-name="P21">SNS</text:p>
      <text:p text:style-name="P21">TNSS</text:p>
      <text:p text:style-name="P21">SSSSSTSSSSSN</text:p>
      <text:p text:style-name="P21">TNSS</text:p>
      <text:p text:style-name="P21">SSSSTSTSTTTN</text:p>
      <text:p text:style-name="P21">TNSS</text:p>
      <text:p text:style-name="P21">TNSS</text:p>
      <text:p text:style-name="P21">SSSSTTTSSTSN</text:p>
      <text:p text:style-name="P21">TNSS</text:p>
      <text:p text:style-name="P21">TNSS</text:p>
      <text:p text:style-name="P21">SSSSTTSSTSSN</text:p>
      <text:p text:style-name="P21">TNSS</text:p>
      <text:p text:style-name="P21">SSSSSTSSSSTN</text:p>
      <text:p text:style-name="P21">TNSS</text:p>
      <text:p text:style-name="P21">SSSSSSSTSTSN</text:p>
      <text:p text:style-name="P21">TNSS</text:p>
      <text:p text:style-name="P21">NNN</text:p>
      <text:p text:style-name="P5"/>
      <text:p text:style-name="P6"><text:span text:style-name="T2"><text:tab/>Or if we display </text:span><text:span text:style-name="T6">the way</text:span><text:span text:style-name="T2"> God intended, it would look like this: [bang]. Yeah, beautiful, isn't it? Let's go through how this works, just to get an idea</text:span><text:span text:style-name="T5"> of what this language feels like</text:span><text:span text:style-name="T2">. The first thing we do is push a number, specifically the number 72 (aka 0x48) which is the unicode code point for the capital letter "H". Then, we use the Output Character instruction to output that </text:span><text:span text:style-name="T5">character</text:span><text:span text:style-name="T2"> we just pushed to the stack. We do this a few more times with different numbers (therefore printing different characters), however here we use a duplication instruction. This is to save time; some of the letters in the string "Hello, World" are repeats of eachother, so we can duplicate some characters ahead of time and output them when we need them. Finally, we run the End instruction to terminate the program. Yeah, </text:span><text:span text:style-name="T5">that's uh... </text:span><text:span text:style-name="T2">not as easy as</text:span><text:span text:style-name="T6"> just writing</text:span><text:span text:style-name="T2"> print("Hello, World!")</text:span></text:p>
      <text:p text:style-name="P6"/>
      <text:p text:style-name="P6"><text:span text:style-name="T2">Of course, that's not the only program you can write in this language. Whitespace is actually Turing Complete, meaning you can write </text:span><text:span text:style-name="T6">pretty much </text:span><text:span text:style-name="T2">any program you want in it. Another simple program is cat. Named after the UNIX cat utility (but substantially less functional than it), the cat program simply copies its input to its output. It looks like this in Whitespace:</text:span></text:p>
      <text:p text:style-name="P6"/>
      <text:p text:style-name="P22">NSSTN</text:p>
      <text:p text:style-name="P22">SSSSN</text:p>
      <text:p text:style-name="P22">SNS</text:p>
      <text:p text:style-name="P22">TNTS</text:p>
      <text:p text:style-name="P22">TTT</text:p>
      <text:p text:style-name="P7"><text:soft-page-break/><text:span text:style-name="T2">TNSS</text:span></text:p>
      <text:p text:style-name="P22">NSNTN</text:p>
      <text:p text:style-name="P23"><text:tab/></text:p>
      <text:p text:style-name="P8"><text:span text:style-name="T2"><text:tab/>The first instruction here creates a label called S, the next instruction pushes 0 to the stack and duplicates it. Then, we get user input as a character. This pops 0 from the stack as an address, and once the user inputs a character, it gets stored to the zeroth position in the heap. Then we retrieve a value from the heap, using that zero we duplicated earlier as an address. So, now we have our input on the stack. We then use the Output Character instruction to output </text:span><text:span text:style-name="T6">that same character</text:span><text:span text:style-name="T2"> to the user, then the last instruction jumps back to the label we defined on line one. Note that since this program never terminates (it continually just reads input from the user</text:span><text:span text:style-name="T6"> and outputs it</text:span><text:span text:style-name="T2">) we do not </text:span><text:span text:style-name="T6">end up needing</text:span><text:span text:style-name="T2"> an End instruction.</text:span></text:p>
      <text:p text:style-name="P23"><text:tab/></text:p>
      <text:p text:style-name="P23"><text:tab/>Here's another program, called a truth machine:</text:p>
      <text:p text:style-name="P8"/>
      <text:p text:style-name="P24">SSSSN</text:p>
      <text:p text:style-name="P24">SNS</text:p>
      <text:p text:style-name="P24">TNTT</text:p>
      <text:p text:style-name="P24">TTT</text:p>
      <text:p text:style-name="P24">NTSTN</text:p>
      <text:p text:style-name="P9"/>
      <text:p text:style-name="P24">NSSSN</text:p>
      <text:p text:style-name="P24">SSSTN</text:p>
      <text:p text:style-name="P24">TNST</text:p>
      <text:p text:style-name="P24">NSNSN</text:p>
      <text:p text:style-name="P9"/>
      <text:p text:style-name="P24">NSSTN</text:p>
      <text:p text:style-name="P24">SSSSN</text:p>
      <text:p text:style-name="P24">TNST</text:p>
      <text:p text:style-name="P24">NNN</text:p>
      <text:p text:style-name="P10"/>
      <text:p text:style-name="P10"><text:span text:style-name="T2"><text:tab/>A truth machine takes in an input, either 0 or 1. If it's 0, then it outputs 0 and exits. If it's 1, it repeats forever, outputting 1 every iteration. The first thing this whitespace program does is push 0 to the stack, and duplicates it. Then, like before, we get user input and retrieve it from the heap, consuming those two zeroes we just created. Then, we use a conditional jump instruction: if the value we just got is zero, we jump to here. This simply pushes 0 to the stack, outputs it, and exits. If it's not zero, we end up here. Here we push one, output it, then jump back to this label</text:span><text:span text:style-name="T6">, creating an infinite loop</text:span><text:span text:style-name="T2">. And there we go: a fully functional truth machine.</text:span></text:p>
      <text:p text:style-name="P25"><text:tab/></text:p>
      <text:p text:style-name="P10"><text:span text:style-name="T2"><text:tab/>So, why would you ever use </text:span><text:span text:style-name="T6">W</text:span><text:span text:style-name="T2">hitespace? Well, it doesn't have much practical use, other than being a thing for programmers like myself to waste their time on when they're bored. But maybe, just maybe, it has another use that we haven't considered, as the official website helpfully points out:</text:span></text:p>
      <text:p text:style-name="P10"/>
      <text:p text:style-name="P9"><text:span text:style-name="T2">Whitespace is a particularly useful language for spies. Imagine you have a top secret program that you don't want anyone to see. What do you do? Simply print it out and delete the file, ready to type in at a </text:span><text:soft-page-break/><text:span text:style-name="T2">later date. Nobody will know that your blank piece of paper is actually vital computer code!</text:span></text:p>
      <text:p text:style-name="P10"/>
      <text:p text:style-name="P10"><text:span text:style-name="T2"><text:tab/></text:span><text:span text:style-name="T6">Alright, silliness aside, a</text:span><text:span text:style-name="T2">s far as I can tell, </text:span><text:span text:style-name="T6">W</text:span><text:span text:style-name="T2">hitespace is not used or discussed much even inside esolang circles, outside of the occasional joke or two. So overall it wasn't that influential of an esolang, although I still think it's just kind of a funny one to bring up at times. However, some impressive things have been done in it. For example, Oliver Burghard wrote a Whitespace interpreter in Whitespace, which is pretty impressive.</text:span></text:p>
      <text:p text:style-name="P10"/>
      <text:p text:style-name="P10"><text:span text:style-name="T2"><text:tab/>Alright, now it's time to rate this thing. I'm going to be rating every esolang in this series on these 4 categories, each from 0 to 4. Notice how none of these categories are</text:span><text:span text:style-name="T6"> such pointless things as</text:span><text:span text:style-name="T2"> "usability" or "ergonomics"</text:span><text:span text:style-name="T6"> or "expressiveness"</text:span><text:span text:style-name="T2">, or anything else you'd usually rate a programming language with. This is because esolangs are less a tool and more of a work of art, to explore a specific idea or </text:span><text:span text:style-name="T6">just </text:span><text:span text:style-name="T2">to create something funny. With that out of the way, let's begin.</text:span></text:p>
      <text:p text:style-name="P10"><text:span text:style-name="T2"><text:tab/>First up is Originality; this is a metric of how original the esolang is. While whitespace </text:span><text:span text:style-name="T6">certainly </text:span><text:span text:style-name="T2">gets points for only using whitespace characters, since that hadn't been done before</text:span><text:span text:style-name="T6"> at the time it was created</text:span><text:span text:style-name="T2">, the way the language works is not particularly original. Other stack-based languages are quite similar to Whitespace, and it doesn't really do anything that original with the implementation. Because of that, I can only </text:span><text:span text:style-name="T6">really </text:span><text:span text:style-name="T2">give it a 2/4.</text:span></text:p>
      <text:p text:style-name="P10"><text:span text:style-name="T2"><text:tab/>Next: Enjoyment. This represents how fun it is to try to program in the esolang. Whitespace doesn't offer much of a challenge to program in; it's a pretty run-of-the-mill stack-based language, only missing things like strings which can easily be worked around by implementing a basic assembler. It has labels and jumps, calls and returns, everything you'd expect from a low-level</text:span><text:span text:style-name="T6"> stack-based</text:span><text:span text:style-name="T2"> language. As such, it doesn't pose much of a challenge to do anything in </text:span><text:span text:style-name="T6">W</text:span><text:span text:style-name="T2">hitespace, besides writing your program in a postfix way. The most enjoyment you'll probably get from Whitespace is, after completing your program, just looking at the absurdity that this empty text file is actually fully functional code. Overall, Whitespace doesn't offer that much enjoyment value, but it's not completely void of it, so I'll give it a 1/4.</text:span></text:p>
      <text:p text:style-name="P10"><text:span text:style-name="T2"><text:tab/>Impressiveness </text:span><text:span text:style-name="T6">represents</text:span><text:span text:style-name="T2"> how impressive the implementation and/or design of the language </text:span><text:span text:style-name="T6">is</text:span><text:span text:style-name="T2">. I bet that any </text:span><text:span text:style-name="T6">half-decent</text:span><text:span text:style-name="T2"> programmer, given the basic idea of "language that only uses whitespace" could easily design</text:span><text:span text:style-name="T6"> and implement</text:span><text:span text:style-name="T2"> a language from that idea. And the specific design that Whitespace goes with isn't particularly hard to come up with </text:span><text:span text:style-name="T6">n</text:span><text:span text:style-name="T2">or to implement, so Whitespace gets a </text:span><text:span text:style-name="T6">straight </text:span><text:span text:style-name="T2">0/4 for Impresiveness.</text:span></text:p>
      <text:p text:style-name="P10"><text:span text:style-name="T2"><text:tab/>Fulfillment is how well the language achieves its set goal. Whitespace's goal is to be a language only using whitespace, and it does achieve that, but </text:span><text:span text:style-name="T6">quite a </text:span><text:span text:style-name="T2">few whitespace characters are missing. In fact, Unicode defines a </text:span><text:span text:style-name="T6">whole </text:span><text:span text:style-name="T2">lot of whitespace characters, some of which are listed here. Whitespace just raises three characters to represent them all, which seems to destroy one injustice and instead cause another. Because of that, I can't give Whitespace a full 4/4, but I will deduct one point to give it a 3/4.</text:span><text:span text:style-name="T6"> </text:span></text:p>
      <text:p text:style-name="P10"/>
      <text:p text:style-name="P25"><text:tab/>Overall, that leaves Whitespace with an overall rating of 1.5/4.</text:p>
      <text:p text:style-name="P25"><text:tab/></text:p>
      <text:p text:style-name="P10"><text:soft-page-break/><text:span text:style-name="T2"><text:tab/>That's about it for this video. You can find links to Whitespace's website, its esolangs.org page</text:span><text:span text:style-name="T6">, and an interpreter I found online in case you actually want to use this language without compiling the interpreter yourself</text:span><text:span text:style-name="T2">. The Script</text:span><text:span text:style-name="T6"> and </text:span><text:span text:style-name="T2">Texed project for this video are also available in this description.</text:span></text:p>
      <text:p text:style-name="P25"><text:tab/>As always, remember to dislike and unsubscribe! Fuck you! By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9T09:03:35.021786060</meta:creation-date>
    <dc:date>2024-07-09T20:36:44.688657818</dc:date>
    <meta:editing-duration>PT11H33M6S</meta:editing-duration>
    <meta:editing-cycles>6</meta:editing-cycles>
    <meta:generator>LibreOffice/7.4.7.2$Linux_X86_64 LibreOffice_project/40$Build-2</meta:generator>
    <meta:document-statistic meta:table-count="0" meta:image-count="0" meta:object-count="0" meta:page-count="7" meta:paragraph-count="90" meta:word-count="3099" meta:character-count="17350" meta:non-whitespace-character-count="14302"/>
  </office:meta>
</office:document-meta>
</file>